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n>2</mn>
      <mi>k</mi>
      <msub>
        <mi>q</mi>
        <mn>0</mn>
      </msub>
      <mrow>
        <mi/>
        <mo stretchy="false">=</mo>
        <mi/>
      </mrow>
      <mi>n</mi>
      <mo stretchy="false">π</mo>
      <mi/>
      <mo stretchy="false">⇔</mo>
      <mi/>
      <mn>2</mn>
      <msub>
        <mi>q</mi>
        <mn>0</mn>
      </msub>
      <mrow>
        <mi/>
        <mo stretchy="false">=</mo>
        <mi/>
      </mrow>
      <mi>n</mi>
      <mfrac>
        <mo stretchy="false">λ</mo>
        <mn>2</mn>
      </mfrac>
      <mi/>
      <mtext> ; </mtext>
      <mi/>
      <mi>n</mi>
      <mrow>
        <mi/>
        <mo stretchy="false">=</mo>
        <mi/>
      </mrow>
      <mn>1,2</mn>
      <mn>,3</mn>
      <mi>,</mi>
      <mo stretchy="false">…</mo>
    </mrow>
    <annotation encoding="StarMath 5.0">2 k q_0 `=` n %pi ~dlrarrow~ 2 q_0 `=` n %ilambda over 2 `" ; "~ n `=` 1,2,3,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2:39:37.575000000</meta:creation-date>
    <meta:generator>LibreOffice/4.1.4.2$Windows_x86 LibreOffice_project/0a0440ccc0227ad9829de5f46be37cfb6edcf72</meta:generator>
  </office:meta>
</office:document-meta>
</file>